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class="text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NLIDS-TableTitle" style:family="paragraph" style:parent-style-name="IDS-TableTitle">
      <style:paragraph-properties fo:break-before="page"/>
    </style:style>
    <style:style style:name="XIDS-TableTitle" style:family="paragraph">
      <style:paragraph-properties fo:text-align="start" style:font-name="Arial" fo:font-size="12.00pt" style:font-size-asian="12.00pt" fo:color="#000000" fo:font-weight="bold" fo:font-style="italic" fo:text-indent="0.00cm" fo:margin-right="0.00cm" fo:margin-left="0.00cm" fo:margin-top="0.00cm" fo:margin-bottom="0.212cm"/>
    </style:style>
    <style:style style:name="FIDS-TableTitle" style:family="text">
      <style:text-properties fo:text-align="start" style:font-name="Arial" fo:color="#000000" fo:font-weight="bold" fo:font-style="italic" fo:font-size="12.00pt" style:font-size-asian="12.00pt"/>
    </style:style>
    <style:style style:name="NLIDS-Spouse" style:family="paragraph" style:parent-style-name="IDS-Spouse">
      <style:paragraph-properties fo:break-before="page"/>
    </style:style>
    <style:style style:name="XIDS-Spouse" style:family="paragraph">
      <style:paragraph-properties fo:text-align="start" style:font-name="Arial" fo:font-size="12.00pt" style:font-size-asian="12.00pt" fo:color="#000000" fo:font-weight="bold" fo:text-indent="0.00cm" fo:margin-right="0.00cm" fo:margin-left="0.00cm" fo:margin-top="0.00cm" fo:margin-bottom="0.212cm"/>
    </style:style>
    <style:style style:name="FIDS-Spouse" style:family="text">
      <style:text-properties fo:text-align="start" style:font-name="Arial" fo:color="#000000" fo:font-weight="bold" fo:font-size="12.00pt" style:font-size-asian="12.00pt"/>
    </style:style>
    <style:style style:name="NLEndnotes-Source" style:family="paragraph" style:parent-style-name="Endnotes-Source">
      <style:paragraph-properties fo:break-before="page"/>
    </style:style>
    <style:style style:name="XEndnotes-Source" style:family="paragraph">
      <style:paragraph-properties fo:text-align="start" style:font-name="Times New Roman" fo:font-size="12.00pt" style:font-size-asian="12.00pt" fo:color="#000000" fo:text-indent="-0.75cm" fo:margin-right="0.00cm" fo:margin-left="0.75cm" fo:margin-top="0.00cm" fo:margin-bottom="0.212cm"/>
    </style:style>
    <style:style style:name="FEndnotes-Source" style:family="text">
      <style:text-properties fo:text-align="start" style:font-name="Times New Roman" fo:color="#000000" fo:font-size="12.00pt" style:font-size-asian="12.00pt"/>
    </style:style>
    <style:style style:name="NLEndnotes-Ref" style:family="paragraph" style:parent-style-name="Endnotes-Ref">
      <style:paragraph-properties fo:break-before="page"/>
    </style:style>
    <style:style style:name="XEndnotes-Ref" style:family="paragraph">
      <style:paragraph-properties fo:text-align="start" style:font-name="Times New Roman" fo:font-size="12.00pt" style:font-size-asian="12.00pt" fo:color="#000000" fo:text-indent="0.00cm" fo:margin-right="0.00cm" fo:margin-left="1.50cm" fo:margin-top="0.00cm" fo:margin-bottom="0.212cm"/>
    </style:style>
    <style:style style:name="FEndnotes-Ref" style:family="text">
      <style:text-properties fo:text-align="start" style:font-name="Times New Roman" fo:color="#000000" fo:font-size="12.00pt" style:font-size-asian="12.00pt"/>
    </style:style>
    <style:style style:name="NLIDS-Title" style:family="paragraph" style:parent-style-name="IDS-Title">
      <style:paragraph-properties fo:break-before="page"/>
    </style:style>
    <style:style style:name="XIDS-Title" style:family="paragraph">
      <style:paragraph-properties fo:text-align="center" style:justify-single-word="false" style:font-name="Arial" fo:font-size="16.00pt" style:font-size-asian="16.00pt" fo:color="#000000" fo:font-weight="bold" fo:text-indent="0.00cm" fo:margin-right="0.00cm" fo:margin-left="0.00cm" fo:margin-top="0.00cm" fo:margin-bottom="0.212cm"/>
    </style:style>
    <style:style style:name="FIDS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IDS-Normal" style:family="paragraph" style:parent-style-name="IDS-Normal">
      <style:paragraph-properties fo:break-before="page"/>
    </style:style>
    <style:style style:name="XIDS-Normal" style:family="paragraph">
      <style:paragraph-properties fo:text-align="start" style:font-name="Times New Roman" fo:font-size="12.00pt" style:font-size-asian="12.00pt" fo:color="#000000" fo:text-indent="0.00cm" fo:margin-right="0.00cm" fo:margin-left="0.00cm" fo:margin-top="0.00cm" fo:margin-bottom="0.212cm"/>
    </style:style>
    <style:style style:name="FIDS-Normal" style:family="text">
      <style:text-properties fo:text-align="start" style:font-name="Times New Roman" fo:color="#000000" fo:font-size="12.00pt" style:font-size-asian="12.00pt"/>
    </style:style>
    <style:style style:name="NLEndnotes-Header" style:family="paragraph" style:parent-style-name="Endnotes-Header">
      <style:paragraph-properties fo:break-before="page"/>
    </style:style>
    <style:style style:name="XEndnotes-Header" style:family="paragraph">
      <style:paragraph-properties fo:keep-with-next="true" fo:text-align="start" style:font-name="Arial" fo:font-size="14.00pt" style:font-size-asian="14.00pt" fo:color="#000000" fo:font-style="italic" fo:text-indent="0.00cm" fo:margin-right="0.00cm" fo:margin-left="0.00cm" fo:margin-top="0.00cm" fo:margin-bottom="0.212cm"/>
    </style:style>
    <style:style style:name="FEndnotes-Header" style:family="text">
      <style:text-properties fo:text-align="start" style:font-name="Arial" fo:color="#000000" fo:font-style="italic" fo:font-size="14.00pt" style:font-size-asian="14.00pt"/>
    </style:style>
    <style:style style:name="IDS-IndTable" style:family="table-properties">
      <style:table-properties-properties style:width="16.51cm"/>
    </style:style>
    <style:style style:name="IDS-IndTable.A" style:family="table-column">
      <style:table-column-properties style:column-width="3.3020cm"/>
    </style:style>
    <style:style style:name="IDS-IndTable.B" style:family="table-column">
      <style:table-column-properties style:column-width="13.2080cm"/>
    </style:style>
    <style:style style:name="IDS-ParentsTable" style:family="table-properties">
      <style:table-properties-properties style:width="16.51cm"/>
    </style:style>
    <style:style style:name="IDS-ParentsTable.A" style:family="table-column">
      <style:table-column-properties style:column-width="8.2550cm"/>
    </style:style>
    <style:style style:name="IDS-ParentsTable.B" style:family="table-column">
      <style:table-column-properties style:column-width="8.2550cm"/>
    </style:style>
    <style:style style:name="IDS-NormalCell" style:family="table-cell">
      <style:table-cell-properties fo:padding="0.00cm" fo:border-top="none" fo:border-bottom="none" fo:border-left="none" fo:border-right="none"/>
    </style:style>
    <style:style style:name="IDS-TableHead" style:family="table-cell">
      <style:table-cell-properties fo:padding="0.00cm" fo:border-top="0.002cm solid #000000" fo:border-bottom="0.002cm solid #000000" fo:border-left="none" fo:border-right="none"/>
    </style:style>
    <style:style style:name="IDS-ListCell" style:family="table-cell">
      <style:table-cell-properties fo:padding="0.00cm" fo:border-top="none" fo:border-bottom="none" fo:border-left="none" fo:border-right="none"/>
    </style:style>
    <style:style style:name="Tbold" style:family="text">
      <style:text-properties fo:font-weight="bold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IDS-Title"><text:toc-mark text:string-value="Summary of SUMMITT, Cynthia Ann" text:outline-level="1"/>Summary of SUMMITT, Cynthia Ann</text:p>
      <text:p text:style-name="IDS-Normal"/>
      <table:table table:name="one" table:style-name="IDS-IndTable">
        <table:table-column table:style-name="IDS-IndTable.A"/>
        <table:table-column table:style-name="IDS-IndTable.B"/>
        <table:table-row>
          <table:table-cell table:style-name="IDS-NormalCell" table:value-type="string">
            <text:p text:style-name="IDS-Normal">Name:</text:p>
          </table:table-cell>
          <table:table-cell table:style-name="IDS-NormalCell" table:value-type="string">
            <text:p text:style-name="IDS-Normal"><text:alphabetical-index-mark text:string-value="SUMMITT, Cynthia Ann (about 1797 - 1880-08-03)"/>SUMMITT, Cynthia Ann</text:p>
          </table:table-cell>
        </table:table-row>
        <table:table-row>
          <table:table-cell table:style-name="IDS-NormalCell" table:value-type="string">
            <text:p text:style-name="IDS-Normal">Gender:</text:p>
          </table:table-cell>
          <table:table-cell table:style-name="IDS-NormalCell" table:value-type="string">
            <text:p text:style-name="IDS-Normal">Female</text:p>
          </table:table-cell>
        </table:table-row>
        <table:table-row>
          <table:table-cell table:style-name="IDS-NormalCell" table:value-type="string">
            <text:p text:style-name="IDS-Normal">Father:</text:p>
          </table:table-cell>
          <table:table-cell table:style-name="IDS-NormalCell" table:value-type="string">
            <text:p text:style-name="IDS-Normal"><text:alphabetical-index-mark text:string-value="SUMMITT, George (about 1765 - 1838-05-03)"/>SUMMITT, George</text:p>
          </table:table-cell>
        </table:table-row>
        <table:table-row>
          <table:table-cell table:style-name="IDS-NormalCell" table:value-type="string">
            <text:p text:style-name="IDS-Normal">Mother:</text:p>
          </table:table-cell>
          <table:table-cell table:style-name="IDS-NormalCell" table:value-type="string">
            <text:p text:style-name="IDS-Normal"><text:alphabetical-index-mark text:string-value="GRAHAM, Rosannah (about 1766 - about 1860)"/>GRAHAM, Rosannah</text:p>
          </table:table-cell>
        </table:table-row>
      </table:table>
      <text:p text:style-name="IDS-Normal"/>
      <table:table table:name="altnames" table:style-name="IDS-IndTable">
        <table:table-column table:style-name="IDS-IndTable.A"/>
        <table:table-column table:style-name="IDS-IndTable.B"/>
        <table:table-row>
          <table:table-cell table:style-name="IDS-TableHead" table:value-type="string" table:number-columns-spanned="2">
            <text:p text:style-name="IDS-TableTitle">Alternate Names</text:p>
          </table:table-cell>
        </table:table-row>
        <table:table-row>
          <table:table-cell table:style-name="IDS-NormalCell" table:value-type="string">
            <text:p text:style-name="IDS-Normal">Also Known As</text:p>
          </table:table-cell>
          <table:table-cell table:style-name="IDS-NormalCell" table:value-type="string">
            <text:p text:style-name="IDS-Normal">Summitt, Cyntha Ann</text:p>
          </table:table-cell>
        </table:table-row>
        <table:table-row>
          <table:table-cell table:style-name="IDS-NormalCell" table:value-type="string">
            <text:p text:style-name="IDS-Normal">Also Known As</text:p>
          </table:table-cell>
          <table:table-cell table:style-name="IDS-NormalCell" table:value-type="string">
            <text:p text:style-name="IDS-Normal">Summitt, Synthia</text:p>
          </table:table-cell>
        </table:table-row>
      </table:table>
      <text:p text:style-name="IDS-Normal"/>
      <table:table table:name="two" table:style-name="IDS-IndTable">
        <table:table-column table:style-name="IDS-IndTable.A"/>
        <table:table-column table:style-name="IDS-IndTable.B"/>
        <table:table-row>
          <table:table-cell table:style-name="IDS-TableHead" table:value-type="string" table:number-columns-spanned="2">
            <text:p text:style-name="IDS-TableTitle">Individual Facts</text:p>
          </table:table-cell>
        </table:table-row>
        <table:table-row>
          <table:table-cell table:style-name="IDS-NormalCell" table:value-type="string">
            <text:p text:style-name="IDS-Normal">Birth</text:p>
          </table:table-cell>
          <table:table-cell table:style-name="IDS-NormalCell" table:value-type="string">
            <text:p text:style-name="IDS-Normal">about 1797 in Kentucky. </text:p>
          </table:table-cell>
        </table:table-row>
        <table:table-row>
          <table:table-cell table:style-name="IDS-NormalCell" table:value-type="string">
            <text:p text:style-name="IDS-Normal">Death</text:p>
          </table:table-cell>
          <table:table-cell table:style-name="IDS-NormalCell" table:value-type="string">
            <text:p text:style-name="IDS-Normal">1880-08-03 in Callaway County, Missiouri. </text:p>
          </table:table-cell>
        </table:table-row>
        <table:table-row>
          <table:table-cell table:style-name="IDS-NormalCell" table:value-type="string">
            <text:p text:style-name="IDS-Normal">Burial</text:p>
          </table:table-cell>
          <table:table-cell table:style-name="IDS-NormalCell" table:value-type="string">
            <text:p text:style-name="IDS-Normal">White Cloud Presbyterian Cemetery, Callaway County, Missouri. </text:p>
          </table:table-cell>
        </table:table-row>
      </table:table>
      <text:p text:style-name="IDS-Normal"/>
      <table:table table:name="three" table:style-name="IDS-IndTable">
        <table:table-column table:style-name="IDS-IndTable.A"/>
        <table:table-column table:style-name="IDS-IndTable.B"/>
        <table:table-row>
          <table:table-cell table:style-name="IDS-TableHead" table:value-type="string" table:number-columns-spanned="2">
            <text:p text:style-name="IDS-TableTitle">Marriages/Children</text:p>
          </table:table-cell>
        </table:table-row>
        <table:table-row>
          <table:table-cell table:style-name="IDS-NormalCell" table:value-type="string" table:number-columns-spanned="2">
            <text:p text:style-name="IDS-Spouse"><text:alphabetical-index-mark text:string-value="HOOK, James (1793-06-10 - 1850-03-15)"/>HOOK, James</text:p>
          </table:table-cell>
        </table:table-row>
        <table:table-row>
          <table:table-cell table:style-name="IDS-NormalCell" table:value-type="string">
            <text:p text:style-name="IDS-Normal">Marriage</text:p>
          </table:table-cell>
          <table:table-cell table:style-name="IDS-NormalCell" table:value-type="string">
            <text:p text:style-name="IDS-Normal">1821-10-25 in Nicholas County, Kentucky. </text:p>
          </table:table-cell>
        </table:table-row>
        <table:table-row>
          <table:table-cell table:style-name="IDS-NormalCell" table:value-type="string">
            <text:p text:style-name="IDS-Normal">Children</text:p>
          </table:table-cell>
          <table:table-cell table:style-name="IDS-ListCell" table:value-type="string">
            <text:p text:style-name="IDS-Normal"><text:alphabetical-index-mark text:string-value="HOOK, C. H. (about 1823 - before 1923)"/>HOOK, C. H.</text:p>
            <text:p text:style-name="IDS-Normal"><text:alphabetical-index-mark text:string-value="HOOK, L. C. (about 1827 - before 1927)"/>HOOK, L. C.</text:p>
            <text:p text:style-name="IDS-Normal"><text:alphabetical-index-mark text:string-value="HOOK, Mary Ann (about 1828 - 1879-08-30)"/>HOOK, Mary Ann</text:p>
            <text:p text:style-name="IDS-Normal"><text:alphabetical-index-mark text:string-value="HOOK, Hester (about 1829 - before 1929)"/>HOOK, Hester</text:p>
            <text:p text:style-name="IDS-Normal"><text:alphabetical-index-mark text:string-value="HOOK, Nancy (about 1831 - before 1931)"/>HOOK, Nancy</text:p>
            <text:p text:style-name="IDS-Normal"><text:alphabetical-index-mark text:string-value="HOOK, Julia (about 1834 - before 1934)"/>HOOK, Julia</text:p>
          </table:table-cell>
        </table:table-row>
      </table:table>
      <text:p text:style-name="IDS-Normal"/>
      <table:table table:name="note" table:style-name="IDS-IndTable">
        <table:table-column table:style-name="IDS-IndTable.A"/>
        <table:table-column table:style-name="IDS-IndTable.B"/>
        <table:table-row>
          <table:table-cell table:style-name="IDS-TableHead" table:value-type="string" table:number-columns-spanned="2">
            <text:p text:style-name="IDS-TableTitle">Notes</text:p>
          </table:table-cell>
        </table:table-row>
        <table:table-row>
          <table:table-cell table:style-name="IDS-NormalCell" table:value-type="string" table:number-columns-spanned="2">
            <text:p text:style-name="IDS-Normal">Summit, Cynthia; 180?Missouri; Reference Book: A hist. Of the pioneer fams. Of Mo. By Will. S. Bryan et al. St. Louis, Mo. 1876. (Xvii,569p.):400</text:p>
          </table:table-cell>
        </table:table-row>
      </table:table>
      <text:p text:style-name="IDS-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IDS-TableTitle" style:family="paragraph" style:parent-style-name="Standard" style:class="text">
      <style:paragraph-properties fo:margin-left="0.00cm" fo:margin-right="0.00cm" fo:margin-top="0.00cm" fo:margin-bottom="0.212cm" fo:text-align="start" style:justify-single-word="false" fo:text-indent="0.00cm" style:auto-text-indent="false"/>
      <style:text-properties fo:color="#000000" style:font-name="Arial" fo:font-size="12pt" fo:font-style="italic" fo:font-weight="bold"/>
    </style:style>
    <style:style style:name="IDS-Spouse" style:family="paragraph" style:parent-style-name="Standard" style:class="text">
      <style:paragraph-properties fo:margin-left="0.00cm" fo:margin-right="0.00cm" fo:margin-top="0.00cm" fo:margin-bottom="0.212cm" fo:text-align="start" style:justify-single-word="false" fo:text-indent="0.00cm" style:auto-text-indent="false"/>
      <style:text-properties fo:color="#000000" style:font-name="Arial" fo:font-size="12pt" fo:font-weight="bold"/>
    </style:style>
    <style:style style:name="Endnotes-Source" style:family="paragraph" style:parent-style-name="Standard" style:class="text">
      <style:paragraph-properties fo:margin-left="0.75cm" fo:margin-right="0.00cm" fo:margin-top="0.00cm" fo:margin-bottom="0.212cm" fo:text-align="start" style:justify-single-word="false" fo:text-indent="-0.75cm" style:auto-text-indent="false"/>
      <style:text-properties fo:color="#000000" style:font-name="Times New Roman" fo:font-size="12pt"/>
    </style:style>
    <style:style style:name="Endnotes-Ref" style:family="paragraph" style:parent-style-name="Standard" style:class="text">
      <style:paragraph-properties fo:margin-left="1.50cm" fo:margin-right="0.00cm" fo:margin-top="0.00cm" fo:margin-bottom="0.212cm" fo:text-align="start" style:justify-single-word="false" fo:text-indent="0.00cm" style:auto-text-indent="false"/>
      <style:text-properties fo:color="#000000" style:font-name="Times New Roman" fo:font-size="12pt"/>
    </style:style>
    <style:style style:name="IDS-Title" style:family="paragraph" style:parent-style-name="Standard" style:class="text">
      <style:paragraph-properties fo:margin-left="0.00cm" fo:margin-right="0.00cm" fo:margin-top="0.00cm" fo:margin-bottom="0.212cm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IDS-Normal" style:family="paragraph" style:parent-style-name="Standard" style:class="text">
      <style:paragraph-properties fo:margin-left="0.00cm" fo:margin-right="0.00cm" fo:margin-top="0.00cm" fo:margin-bottom="0.212cm" fo:text-align="start" style:justify-single-word="false" fo:text-indent="0.00cm" style:auto-text-indent="false"/>
      <style:text-properties fo:color="#000000" style:font-name="Times New Roman" fo:font-size="12pt"/>
    </style:style>
    <style:style style:name="Endnotes-Header" style:family="paragraph" style:parent-style-name="Standard" style:class="text">
      <style:paragraph-properties fo:margin-left="0.00cm" fo:margin-right="0.00cm" fo:margin-top="0.00cm" fo:margin-bottom="0.212cm" fo:keep-with-next="always" fo:text-align="start" style:justify-single-word="false" fo:text-indent="0.00cm" style:auto-text-indent="false"/>
      <style:text-properties fo:color="#000000" style:font-name="Arial" fo:font-size="14pt" fo:font-style="italic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GRAMPS 3.1.3-1</meta:generator>
    <dc:title/>
    <dc:subject/>
    <dc:description/>
    <meta:initial-creator/>
    <meta:creation-date>2010-08-05T20:10:53</meta:creation-date>
    <dc:creator/>
    <dc:date>2010-08-05T20:10:53</dc:date>
    <dc:keyword/>
    <meta:print-date>0-00-00T00:00:00</meta:print-date>
    <dc:language>en-US</dc:language>
    <meta:editing-cycles>1</meta:editing-cycles>
    <meta:editing-duration>PT0S</meta:editing-duration>
    <meta:user-defined meta:name="Genealogical Research and Analysis Management Programming System">http://gramps-project.org</meta:user-defined>
    <meta:user-defined meta:name="Info 1"/>
    <meta:user-defined meta:name="Info 2"/>
    <meta:user-defined meta:name="Info 3"/>
  </office:meta>
</office:document-meta>
</file>